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fo:font-style="italic" style:text-underline-style="none" style:font-style-asian="italic" style:font-style-complex="italic"/>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ize="32pt" fo:font-style="normal" style:font-size-asian="44pt" style:font-style-asian="normal" style:font-size-complex="44pt" style:font-style-complex="normal"/>
    </style:style>
    <style:style style:name="T27" style:family="text">
      <style:text-properties fo:font-size="26pt" fo:font-style="italic" style:font-size-asian="36pt" style:font-style-asian="italic" style:font-size-complex="36pt" style:font-style-complex="italic"/>
    </style:style>
    <style:style style:name="T28" style:family="text">
      <style:text-properties style:text-position="-33% 58%" fo:font-size="26pt" fo:font-style="italic" style:font-size-asian="36pt" style:font-style-asian="italic" style:font-size-complex="36pt" style:font-style-complex="italic"/>
    </style:style>
    <style:style style:name="T29" style:family="text">
      <style:text-properties fo:font-size="26pt" fo:font-style="italic" fo:font-weight="bold" style:font-size-asian="36pt" style:font-style-asian="italic" style:font-weight-asian="bold" style:font-size-complex="36pt" style:font-style-complex="italic" style:font-weight-complex="bold"/>
    </style:style>
    <style:style style:name="T30"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1"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6"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914cm" presentation:class="subtitle" presentation:user-transformed="true">
          <draw:text-box>
            <text:p>Die Ebenen konstanter Phase verlagern sich mit der Phasengeschwindigkeit <text:span text:style-name="T24">u</text:span> in Richtung von <text:span text:style-name="T20">k</text:span><text:span text:style-name="T25">. Die Gruppengeschwindigkeit hingegen entspricht der Teilchengeschwindigkeit:</text:span></text:p>
          </draw:text-box>
        </draw:frame>
        <draw:frame draw:style-name="gr2" draw:text-style-name="P3" draw:layer="layout" svg:width="14.456cm" svg:height="4.639cm" svg:x="6.771cm" svg:y="6.18cm">
          <text:p/>
          <draw:object xlink:href="../Phasengeschwindigkeit.odf" xlink:type="simple" xlink:show="embed" xlink:actuate="onLoad"/>
          <draw:image xlink:href="./ObjectReplacements/Object 22" xlink:type="simple" xlink:show="embed" xlink:actuate="onLoad"/>
        </draw:frame>
        <draw:frame draw:style-name="gr2" draw:text-style-name="P3" draw:layer="layout" svg:width="14.484cm" svg:height="4.426cm" svg:x="6.757cm" svg:y="15.286cm">
          <text:p/>
          <draw:object xlink:href="../Gruppengeschwindigkeit.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26">,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4.806cm" svg:y="2.764cm">
          <text:p/>
          <draw:object xlink:href="../hat%20psi.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cm" svg:height="1.4cm" svg:x="14.159cm" svg:y="1.964cm">
          <text:p/>
          <draw:object xlink:href="../hat%20psi.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Formulieren Sie den Mittel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27">&lt;F&gt;</text:span><text:span text:style-name="T28">t</text:span><text:span text:style-name="T2"> der Observablen </text:span><text:span text:style-name="T27">F(</text:span><text:span text:style-name="T29">r</text:span><text:span text:style-name="T27">, </text:span><text:span text:style-name="T29">p</text:span><text:span text:style-name="T27">)</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0">1</text:span><text:span text:style-name="T15">, . . . , q</text:span><text:span text:style-name="T30">s</text:span><text:span text:style-name="T15">, p</text:span><text:span text:style-name="T30">1</text:span><text:span text:style-name="T15">, . . . , p</text:span><text:span text:style-name="T30">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07-14T18:14:28.753000000</dc:date>
    <meta:document-statistic meta:object-count="324"/>
  </office:meta>
</office:document-meta>
</file>